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78" calcext:value-type="float">
            <text:p>58.5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9472" calcext:value-type="float">
            <text:p>58.2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316" calcext:value-type="float">
            <text:p>59.5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3224" calcext:value-type="float">
            <text:p>59.3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4168" calcext:value-type="float">
            <text:p>58.4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1312" calcext:value-type="float">
            <text:p>57.7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0312" calcext:value-type="float">
            <text:p>57.3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1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1984" calcext:value-type="float">
            <text:p>57.0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17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5936" calcext:value-type="float">
            <text:p>55.8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16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1296" calcext:value-type="float">
            <text:p>56.8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1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9544" calcext:value-type="float">
            <text:p>56.5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1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444" calcext:value-type="float">
            <text:p>58.3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844" calcext:value-type="float">
            <text:p>56.0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1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6464" calcext:value-type="float">
            <text:p>54.7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5752" calcext:value-type="float">
            <text:p>55.1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3272" calcext:value-type="float">
            <text:p>54.3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0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0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0816" calcext:value-type="float">
            <text:p>53.0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0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0816" calcext:value-type="float">
            <text:p>53.0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324" calcext:value-type="float">
            <text:p>52.5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0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5472" calcext:value-type="float">
            <text:p>52.9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0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5744" calcext:value-type="float">
            <text:p>52.8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0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9696" calcext:value-type="float">
            <text:p>51.6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0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8944" calcext:value-type="float">
            <text:p>51.7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200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8216" calcext:value-type="float">
            <text:p>51.2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9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9496" calcext:value-type="float">
            <text:p>50.0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9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62" calcext:value-type="float">
            <text:p>49.6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9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6912" calcext:value-type="float">
            <text:p>49.2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9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8376" calcext:value-type="float">
            <text:p>48.7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9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4808" calcext:value-type="float">
            <text:p>48.3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9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372" calcext:value-type="float">
            <text:p>48.8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9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9024" calcext:value-type="float">
            <text:p>48.5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8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9648" calcext:value-type="float">
            <text:p>48.9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8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8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712" calcext:value-type="float">
            <text:p>49.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86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6312" calcext:value-type="float">
            <text:p>48.2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8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8752" calcext:value-type="float">
            <text:p>48.6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8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8816" calcext:value-type="float">
            <text:p>48.4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8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8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1624" calcext:value-type="float">
            <text:p>46.5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7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7368" calcext:value-type="float">
            <text:p>45.9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7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7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8312" calcext:value-type="float">
            <text:p>45.1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7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4704" calcext:value-type="float">
            <text:p>44.4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7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5" calcext:value-type="float">
            <text:p>43.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7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9976" calcext:value-type="float">
            <text:p>42.4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7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7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7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6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6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6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3624" calcext:value-type="float">
            <text:p>39.6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6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8472" calcext:value-type="float">
            <text:p>38.8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6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852" calcext:value-type="float">
            <text:p>37.6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6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6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6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1016" calcext:value-type="float">
            <text:p>35.5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6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5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5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5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5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8501</text:p>
          </table:table-cell>
          <table:table-cell office:value-type="string" calcext:value-type="string">
            <text:p>Anton NE Quad</text:p>
          </table:table-cell>
          <table:table-cell office:value-type="string" calcext:value-type="string">
            <text:p>195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8" meta:object-count="0"/>
    <meta:user-defined meta:name="AppVersion">3.0</meta:user-defined>
  </office:meta>
</office:document-meta>
</file>